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" table:number-columns-repeated="4" table:default-cell-style-name="ce68"/>
        <table:table-row table:style-name="ro1">
          <table:table-cell table:style-name="ce1" office:value-type="string" calcext:value-type="string" table:number-columns-spanned="7" table:number-rows-spanned="1">
            <text:p>Used workspaces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/>
          <table:table-cell office:value-type="string" calcext:value-type="string">
            <text:p>Font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/>
          <table:table-cell office:value-type="string" calcext:value-type="string">
            <text:p>?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/>
          <table:table-cell office:value-type="string" calcext:value-type="string">
            <text:p>?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/>
          <table:table-cell office:value-type="string" calcext:value-type="string">
            <text:p>Antiqua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5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15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15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Default Operandi Workflow – Manually checked accuracy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 – 140 pages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3:35:24.12955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6-05T13:39:16.063739809</dc:date>
    <meta:editing-duration>PT5H1M28S</meta:editing-duration>
    <meta:editing-cycles>40</meta:editing-cycles>
    <meta:generator>LibreOffice/6.4.7.2$Linux_X86_64 LibreOffice_project/40$Build-2</meta:generator>
    <meta:document-statistic meta:table-count="1" meta:cell-count="235" meta:object-count="0"/>
  </office:meta>
</office:document-meta>
</file>